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Long_20_Dash" svg:stroke-color="#3faf46" svg:stroke-linecap="butt" draw:textarea-horizontal-align="justify" draw:textarea-vertical-align="middle" draw:auto-grow-height="false" fo:min-height="2.54cm" fo:min-width="9.2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51cm" fo:min-width="3.232cm"/>
      <style:paragraph-properties style:writing-mode="lr-tb"/>
    </style:style>
    <style:style style:name="gr4" style:family="graphic" style:parent-style-name="standard">
      <style:graphic-properties svg:stroke-color="#729fcf" draw:textarea-horizontal-align="justify" draw:textarea-vertical-align="middle" draw:auto-grow-height="false" fo:min-height="1.284cm" fo:min-width="5.152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  <style:paragraph-properties style:writing-mode="lr-tb"/>
    </style:style>
    <style:style style:name="gr7" style:family="graphic" style:parent-style-name="standard">
      <style:graphic-properties draw:stroke="solid" draw:stroke-dash="Long_20_Dash" svg:stroke-color="#ff8000" svg:stroke-linecap="butt" draw:textarea-horizontal-align="justify" draw:textarea-vertical-align="middle" draw:auto-grow-height="false" fo:min-height="8.488cm" fo:min-width="12.396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244cm" fo:min-width="4.966cm"/>
      <style:paragraph-properties style:writing-mode="lr-tb"/>
    </style:style>
    <style:style style:name="gr9" style:family="graphic" style:parent-style-name="standard">
      <style:graphic-properties svg:stroke-color="#729fcf" draw:textarea-horizontal-align="justify" draw:textarea-vertical-align="middle" draw:auto-grow-height="false" fo:min-height="0.267cm" fo:min-width="1.1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02cm"/>
      <style:paragraph-properties style:writing-mode="lr-tb"/>
    </style:style>
    <style:style style:name="gr12" style:family="graphic" style:parent-style-name="standard">
      <style:graphic-properties svg:stroke-color="#acb20c" draw:textarea-horizontal-align="justify" draw:textarea-vertical-align="middle" draw:auto-grow-height="false" fo:min-height="0.267cm" fo:min-width="1.125cm"/>
      <style:paragraph-properties style:writing-mode="lr-tb"/>
    </style:style>
    <style:style style:name="gr13" style:family="graphic" style:parent-style-name="standard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4" style:family="graphic" style:parent-style-name="standard" style:list-style-name="L1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5" style:family="graphic" style:parent-style-name="standard" style:list-style-name="L1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7d1d5" draw:textarea-horizontal-align="left" draw:auto-grow-height="true" draw:auto-grow-width="false" fo:min-height="4.407cm" fo:min-width="0cm"/>
      <style:paragraph-properties style:writing-mode="lr-tb"/>
    </style:style>
    <style:style style:name="gr17" style:family="graphic" style:parent-style-name="standard" style:list-style-name="L1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8" style:family="graphic" style:parent-style-name="standard" style:list-style-name="L1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gr19" style:family="graphic" style:parent-style-name="standard" style:list-style-name="L1">
      <style:graphic-properties svg:stroke-color="#acb20c" draw:textarea-horizontal-align="justify" draw:textarea-vertical-align="middle" draw:auto-grow-height="false" fo:min-height="1.302cm" fo:min-width="5.116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end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text-properties fo:font-size="16pt" fo:background-color="transparent"/>
    </style:style>
    <style:style style:name="P9" style:family="paragraph">
      <loext:graphic-properties draw:fill="solid" draw:fill-color="#f7d1d5"/>
      <style:text-properties fo:font-size="16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Dashboard Flow Diagra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custom-shape draw:style-name="gr2" draw:text-style-name="P3" draw:layer="layout" svg:width="9.754cm" svg:height="2.79cm" svg:x="3.676cm" svg:y="3.085cm">
          <text:p text:style-name="P3">Backend API</text:p>
          <draw:enhanced-geometry svg:viewBox="0 0 21600 21600" draw:type="rectangle" draw:enhanced-path="M 0 0 L 21600 0 21600 21600 0 21600 0 0 Z N"/>
        </draw:custom-shape>
        <draw:frame presentation:style-name="pr3" draw:text-style-name="P1" draw:layer="layout" svg:width="23cm" svg:height="1.75cm" svg:x="1.5cm" svg:y="0.5cm" presentation:class="title" presentation:user-transformed="true">
          <draw:text-box>
            <text:p>parseHMIConfig()</text:p>
          </draw:text-box>
        </draw:frame>
        <draw:custom-shape draw:style-name="gr3" draw:text-style-name="P4" draw:layer="layout" svg:width="3.732cm" svg:height="2.401cm" svg:x="4.25cm" svg:y="3.251cm">
          <text:p text:style-name="P4">fetch HMI </text:p>
          <text:p text:style-name="P4">configure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652cm" svg:height="1.534cm" svg:x="17.624cm" svg:y="12.302cm">
          <text:p text:style-name="P4">parsedHMIConfig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.238cm" svg:y1="5.837cm" svg:x2="2.789cm" svg:y2="5.837cm">
          <text:p/>
        </draw:line>
        <draw:frame draw:style-name="gr6" draw:text-style-name="P6" draw:layer="layout" svg:width="1.734cm" svg:height="0.962cm" svg:x="1.016cm" svg:y="5.984cm">
          <draw:text-box>
            <text:p>data</text:p>
          </draw:text-box>
        </draw:frame>
        <draw:custom-shape draw:style-name="gr7" draw:text-style-name="P3" draw:layer="layout" svg:width="12.896cm" svg:height="8.738cm" draw:transform="skewX (-0.011693705988362) translate (14.147cm 3.047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466cm" svg:height="2.494cm" svg:x="14.817cm" svg:y="3.492cm">
          <text:p text:style-name="P4">buildAxisGroups()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466cm" svg:height="2.494cm" svg:x="21.133cm" svg:y="3.511cm">
          <text:p text:style-name="P4">buildAxisGroups()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25cm" svg:height="0.517cm" svg:x="1.146cm" svg:y="7.278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639cm" svg:height="0.962cm" svg:x="0.98cm" svg:y="10.178cm">
          <draw:text-box>
            <text:p>variable</text:p>
          </draw:text-box>
        </draw:frame>
        <draw:line draw:style-name="gr5" draw:text-style-name="P5" draw:layer="layout" svg:x1="17.494cm" svg:y1="5.986cm" svg:x2="17.474cm" svg:y2="7.205cm">
          <text:p/>
        </draw:line>
        <draw:line draw:style-name="gr5" draw:text-style-name="P5" draw:layer="layout" svg:x1="23.9cm" svg:y1="6.004cm" svg:x2="23.88cm" svg:y2="7.223cm">
          <text:p/>
        </draw:line>
        <draw:frame draw:style-name="gr11" draw:text-style-name="P6" draw:layer="layout" svg:width="5.502cm" svg:height="0.962cm" svg:x="18.048cm" svg:y="2.065cm">
          <draw:text-box>
            <text:p>parseHMIConfig()</text:p>
          </draw:text-box>
        </draw:frame>
        <draw:custom-shape draw:style-name="gr9" draw:text-style-name="P4" draw:layer="layout" svg:width="1.625cm" svg:height="0.517cm" svg:x="1.146cm" svg:y="7.278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639cm" svg:height="0.962cm" svg:x="0.981cm" svg:y="7.869cm">
          <draw:text-box>
            <text:p>ReactState</text:p>
          </draw:text-box>
        </draw:frame>
        <draw:custom-shape draw:style-name="gr12" draw:text-style-name="P4" draw:layer="layout" svg:width="1.625cm" svg:height="0.517cm" svg:x="1.164cm" svg:y="9.6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5.616cm" svg:height="1.552cm" svg:x="14.723cm" svg:y="7.186cm">
          <text:p text:style-name="P7">rollInAxisGroups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5.616cm" svg:height="1.552cm" svg:x="21.041cm" svg:y="7.223cm">
          <text:p text:style-name="P7">rollOutAxisGroups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9.488cm" svg:y1="8.738cm" svg:x2="19.488cm" svg:y2="9.624cm">
          <text:p/>
        </draw:line>
        <draw:line draw:style-name="gr5" draw:text-style-name="P5" draw:layer="layout" svg:x1="22.019cm" svg:y1="8.627cm" svg:x2="22.02cm" svg:y2="9.624cm">
          <text:p/>
        </draw:line>
        <draw:custom-shape draw:style-name="gr15" draw:text-style-name="P7" draw:layer="layout" svg:width="5.616cm" svg:height="1.552cm" svg:x="17.679cm" svg:y="9.624cm">
          <text:p text:style-name="P7">hmiCfg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0.45cm" svg:y1="11.176cm" svg:x2="20.468cm" svg:y2="12.302cm">
          <text:p/>
        </draw:line>
        <draw:custom-shape draw:style-name="gr4" draw:text-style-name="P4" draw:layer="layout" svg:width="5.652cm" svg:height="1.534cm" svg:x="4.62cm" svg:y="7.989cm">
          <text:p text:style-name="P4">hmiConfigState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5.999cm" svg:y1="5.652cm" svg:x2="5.967cm" svg:y2="7.989cm">
          <text:p/>
        </draw:line>
        <draw:line draw:style-name="gr5" draw:text-style-name="P5" draw:layer="layout" svg:x1="10.272cm" svg:y1="8.719cm" svg:x2="14.147cm" svg:y2="8.701cm">
          <text:p/>
        </draw:line>
        <draw:frame draw:style-name="gr16" draw:text-style-name="P9" draw:layer="layout" svg:width="9.883cm" svg:height="4.657cm" svg:x="3.898cm" svg:y="9.827cm">
          <draw:text-box>
            <text:p text:style-name="P8">BuildAxisGroups():</text:p>
            <text:p text:style-name="P8">將 hmiConfigState 資料轉成</text:p>
            <text:p text:style-name="P8">樹狀結構：準備區附屬於</text:p>
            <text:p text:style-name="P8">機臺下，機臺附屬於</text:p>
            <text:p text:style-name="P8">捲取段 rollInAxisGroups 或</text:p>
            <text:p text:style-name="P8">給線段 rollOutAxisGroup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 presentation:user-transformed="true">
          <draw:text-box>
            <text:p>buildDisplayData()</text:p>
          </draw:text-box>
        </draw:frame>
        <draw:g>
          <draw:custom-shape draw:style-name="gr2" draw:text-style-name="P3" draw:layer="layout" svg:width="9.754cm" svg:height="2.79cm" svg:x="1.793cm" svg:y="2.494cm">
            <text:p text:style-name="P3">Backend API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732cm" svg:height="2.401cm" svg:x="2.367cm" svg:y="2.66cm">
            <text:p text:style-name="P4">fetch </text:p>
            <text:p text:style-name="P4">Production </text:p>
            <text:p text:style-name="P4">data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4" draw:layer="layout" svg:width="5.652cm" svg:height="1.534cm" svg:x="19.36cm" svg:y="3.028cm">
          <text:p text:style-name="P4">parsedHMIConfig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.238cm" svg:y1="8.479cm" svg:x2="2.789cm" svg:y2="8.479cm">
          <text:p/>
        </draw:line>
        <draw:frame draw:style-name="gr6" draw:text-style-name="P6" draw:layer="layout" svg:width="1.734cm" svg:height="0.962cm" svg:x="1.016cm" svg:y="8.626cm">
          <draw:text-box>
            <text:p>data</text:p>
          </draw:text-box>
        </draw:frame>
        <draw:custom-shape draw:style-name="gr7" draw:text-style-name="P3" draw:layer="layout" svg:width="12.896cm" svg:height="8.738cm" draw:transform="skewX (-0.011693705988362) translate (14.147cm 5.689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466cm" svg:height="2.494cm" svg:x="14.817cm" svg:y="6.134cm">
          <text:p text:style-name="P4">buildAxisGroups()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466cm" svg:height="2.494cm" svg:x="21.133cm" svg:y="6.153cm">
          <text:p text:style-name="P4">buildAxisGroups()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.625cm" svg:height="0.517cm" svg:x="1.146cm" svg:y="9.92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639cm" svg:height="0.962cm" svg:x="0.98cm" svg:y="12.82cm">
          <draw:text-box>
            <text:p>variable</text:p>
          </draw:text-box>
        </draw:frame>
        <draw:line draw:style-name="gr5" draw:text-style-name="P5" draw:layer="layout" svg:x1="17.494cm" svg:y1="8.628cm" svg:x2="17.474cm" svg:y2="9.847cm">
          <text:p/>
        </draw:line>
        <draw:line draw:style-name="gr5" draw:text-style-name="P5" draw:layer="layout" svg:x1="23.9cm" svg:y1="8.646cm" svg:x2="23.88cm" svg:y2="9.865cm">
          <text:p/>
        </draw:line>
        <draw:custom-shape draw:style-name="gr9" draw:text-style-name="P4" draw:layer="layout" svg:width="1.625cm" svg:height="0.517cm" svg:x="1.146cm" svg:y="9.92cm">
          <text:p/>
          <draw:enhanced-geometry svg:viewBox="0 0 21600 21600" draw:type="rectangle" draw:enhanced-path="M 0 0 L 21600 0 21600 21600 0 21600 0 0 Z N"/>
        </draw:custom-shape>
        <draw:frame draw:style-name="gr10" draw:text-style-name="P6" draw:layer="layout" svg:width="3.639cm" svg:height="0.962cm" svg:x="0.981cm" svg:y="10.511cm">
          <draw:text-box>
            <text:p>ReactState</text:p>
          </draw:text-box>
        </draw:frame>
        <draw:custom-shape draw:style-name="gr12" draw:text-style-name="P4" draw:layer="layout" svg:width="1.625cm" svg:height="0.517cm" svg:x="1.164cm" svg:y="12.24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5.616cm" svg:height="1.552cm" svg:x="14.723cm" svg:y="9.828cm">
          <text:p text:style-name="P7">rollInAxisGroups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5.616cm" svg:height="1.552cm" svg:x="21.041cm" svg:y="9.865cm">
          <text:p text:style-name="P7">rollOutAxisGroups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9.488cm" svg:y1="11.38cm" svg:x2="19.488cm" svg:y2="12.266cm">
          <text:p/>
        </draw:line>
        <draw:line draw:style-name="gr5" draw:text-style-name="P5" draw:layer="layout" svg:x1="22.019cm" svg:y1="11.269cm" svg:x2="22.02cm" svg:y2="12.266cm">
          <text:p/>
        </draw:line>
        <draw:custom-shape draw:style-name="gr19" draw:text-style-name="P7" draw:layer="layout" svg:width="5.616cm" svg:height="1.552cm" svg:x="17.679cm" svg:y="12.266cm">
          <text:p text:style-name="P7">hmiCfg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0.45cm" svg:y1="13.818cm" svg:x2="20.468cm" svg:y2="14.944cm">
          <text:p/>
        </draw:line>
        <draw:custom-shape draw:style-name="gr4" draw:text-style-name="P4" draw:layer="layout" svg:width="5.652cm" svg:height="1.534cm" svg:x="4.62cm" svg:y="10.631cm">
          <text:p text:style-name="P4">hmiConfigState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4.946cm" svg:y1="5.061cm" svg:x2="4.946cm" svg:y2="5.967cm">
          <text:p/>
        </draw:line>
        <draw:line draw:style-name="gr5" draw:text-style-name="P5" draw:layer="layout" svg:x1="10.272cm" svg:y1="11.361cm" svg:x2="14.147cm" svg:y2="11.343cm">
          <text:p/>
        </draw:line>
        <draw:line draw:style-name="gr5" draw:text-style-name="P5" draw:layer="layout" svg:x1="25.012cm" svg:y1="3.843cm" svg:x2="26.563cm" svg:y2="3.843cm">
          <text:p/>
        </draw:line>
        <draw:custom-shape draw:style-name="gr4" draw:text-style-name="P4" draw:layer="layout" svg:width="5.652cm" svg:height="1.534cm" svg:x="3.568cm" svg:y="5.939cm">
          <text:p text:style-name="P4">productionState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5:41:55.701896655</meta:creation-date>
    <meta:editing-duration>PT1H37M48S</meta:editing-duration>
    <meta:editing-cycles>5</meta:editing-cycles>
    <meta:generator>LibreOffice/7.4.7.2$Linux_X86_64 LibreOffice_project/40$Build-2</meta:generator>
    <dc:title>Pencil</dc:title>
    <dc:date>2023-12-01T17:20:16.714169566</dc:date>
    <meta:document-statistic meta:object-count="95"/>
  </office:meta>
</office:document-meta>
</file>